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Headword Count</text:p>
          </table:table-cell>
          <table:table-cell office:value-type="string" calcext:value-type="string">
            <text:p>Unique Word Form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46" calcext:value-type="float">
            <text:p>1246</text:p>
          </table:table-cell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32" calcext:value-type="float">
            <text:p>2332</text:p>
          </table:table-cell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09" calcext:value-type="float">
            <text:p>1309</text:p>
          </table:table-cell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61" calcext:value-type="float">
            <text:p>2061</text:p>
          </table:table-cell>
          <table:table-cell office:value-type="float" office:value="1851" calcext:value-type="float">
            <text:p>1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4" calcext:value-type="float">
            <text:p>684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1" calcext:value-type="float">
            <text:p>2631</text:p>
          </table:table-cell>
          <table:table-cell office:value-type="float" office:value="2374" calcext:value-type="float">
            <text:p>2374</text:p>
          </table:table-cell>
          <table:table-cell table:style-name="ce3" office:value-type="string" calcext:value-type="string" table:number-columns-spanned="3" table:number-rows-spanned="1">
            <text:p>missed out tīkona and tīkoina (p. 9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table:style-name="ce3" office:value-type="string" calcext:value-type="string" table:number-columns-spanned="3" table:number-rows-spanned="1">
            <text:p>add these back in manually late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table:style-name="ce3" office:value-type="string" calcext:value-type="string" table:number-columns-spanned="3" table:number-rows-spanned="1">
            <text:p>perha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132" calcext:value-type="float">
            <text:p>1132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16])" office:value-type="float" office:value="13359" calcext:value-type="float">
            <text:p>13359</text:p>
          </table:table-cell>
          <table:table-cell table:style-name="ce2" table:formula="of:=SUM([.C2:.C16])" office:value-type="float" office:value="12013" calcext:value-type="float">
            <text:p>120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7:10:28.677096020</meta:creation-date>
    <dc:date>2015-07-23T17:57:44.904656226</dc:date>
    <meta:editing-duration>PT44M3S</meta:editing-duration>
    <meta:editing-cycles>17</meta:editing-cycles>
    <meta:generator>LibreOffice/4.2.8.2$Linux_X86_64 LibreOffice_project/420m0$Build-2</meta:generator>
    <meta:document-statistic meta:table-count="1" meta:cell-count="54" meta:object-count="0"/>
  </office:meta>
</office:document-meta>
</file>